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F00000111223FB88A08B9BAD5.png" manifest:media-type="image/png"/>
  <manifest:file-entry manifest:full-path="Pictures/1000000000000663000001F6E0053A266067A432.png" manifest:media-type="image/png"/>
  <manifest:file-entry manifest:full-path="Pictures/10000001000001A6000001BE298C86721A0D312C.png" manifest:media-type="image/png"/>
  <manifest:file-entry manifest:full-path="Pictures/10000001000000D2000002B3273F46857778B865.png" manifest:media-type="image/png"/>
  <manifest:file-entry manifest:full-path="Pictures/10000001000002DF00000111A38F34DB927FAF44.png" manifest:media-type="image/png"/>
  <manifest:file-entry manifest:full-path="Pictures/10000000000001D100000277202C7551D57066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7804" draw:textarea-horizontal-align="justify" draw:textarea-vertical-align="middle" draw:auto-grow-height="false" fo:min-height="7.25cm" fo:min-width="39.5cm"/>
    </style:style>
    <style:style style:name="gr2" style:family="graphic" style:parent-style-name="standard">
      <style:graphic-properties draw:fill="solid" draw:fill-color="#fff5ce" draw:textarea-horizontal-align="justify" draw:textarea-vertical-align="middle" draw:auto-grow-height="false" fo:min-height="6.05cm" fo:min-width="38.3cm"/>
    </style:style>
    <style:style style:name="gr3" style:family="graphic" style:parent-style-name="standard">
      <style:graphic-properties svg:stroke-color="#1e6a39" draw:fill="solid" draw:fill-color="#dde8cb" draw:textarea-horizontal-align="justify" draw:textarea-vertical-align="middle" draw:auto-grow-height="false" fo:min-height="5.85cm" fo:min-width="19.5cm"/>
    </style:style>
    <style:style style:name="gr4" style:family="graphic" style:parent-style-name="standard">
      <style:graphic-properties svg:stroke-color="#1e6a39" draw:fill="gradient" draw:fill-color="#dde8cb" draw:fill-gradient-name="Gradient_20_36" draw:textarea-horizontal-align="justify" draw:textarea-vertical-align="middle" draw:auto-grow-height="false" fo:min-height="5.85cm" fo:min-width="2.7cm"/>
    </style:style>
    <style:style style:name="gr5" style:family="graphic" style:parent-style-name="standard">
      <style:graphic-properties svg:stroke-color="#1e6a39" draw:fill="gradient" draw:fill-color="#dde8cb" draw:fill-gradient-name="Gradient_20_38" draw:textarea-horizontal-align="justify" draw:textarea-vertical-align="middle" draw:auto-grow-height="false" fo:min-height="5.85cm" fo:min-width="2.7cm"/>
    </style:style>
    <style:style style:name="gr6" style:family="graphic" style:parent-style-name="standard">
      <style:graphic-properties svg:stroke-color="#1e6a39" draw:fill="gradient" draw:fill-color="#dde8cb" draw:fill-gradient-name="Gradient_20_34" draw:textarea-horizontal-align="justify" draw:textarea-vertical-align="middle" draw:auto-grow-height="false" fo:min-height="4.25cm" fo:min-width="2.7cm"/>
    </style:style>
    <style:style style:name="gr7" style:family="graphic" style:parent-style-name="standard">
      <style:graphic-properties svg:stroke-color="#1e6a39" draw:fill="gradient" draw:fill-color="#dde8cb" draw:fill-gradient-name="Gradient_20_41" draw:textarea-horizontal-align="justify" draw:textarea-vertical-align="middle" draw:auto-grow-height="false" fo:min-height="1.85cm" fo:min-width="0.2cm"/>
    </style:style>
    <style:style style:name="gr8" style:family="graphic" style:parent-style-name="standard">
      <style:graphic-properties svg:stroke-color="#1e6a39" draw:fill="gradient" draw:fill-color="#dde8cb" draw:fill-gradient-name="Gradient_20_41" draw:textarea-horizontal-align="justify" draw:textarea-vertical-align="middle" draw:auto-grow-height="false" fo:min-height="2.45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fill="solid" draw:fill-color="#b47804"/>
      <style:paragraph-properties fo:text-align="center"/>
    </style:style>
    <style:style style:name="P2" style:family="paragraph">
      <loext:graphic-properties draw:fill="solid" draw:fill-color="#fff5ce"/>
      <style:paragraph-properties fo:text-align="center"/>
    </style:style>
    <style:style style:name="P3" style:family="paragraph">
      <loext:graphic-properties draw:fill="solid" draw:fill-color="#dde8cb"/>
      <style:paragraph-properties fo:text-align="center"/>
    </style:style>
    <style:style style:name="P4" style:family="paragraph">
      <loext:graphic-properties draw:fill="gradient" draw:fill-color="#dde8cb" draw:fill-gradient-name="Gradient_20_36"/>
      <style:paragraph-properties fo:text-align="center"/>
    </style:style>
    <style:style style:name="P5" style:family="paragraph">
      <loext:graphic-properties draw:fill="gradient" draw:fill-color="#dde8cb" draw:fill-gradient-name="Gradient_20_38"/>
      <style:paragraph-properties fo:text-align="center"/>
    </style:style>
    <style:style style:name="P6" style:family="paragraph">
      <loext:graphic-properties draw:fill="gradient" draw:fill-color="#dde8cb" draw:fill-gradient-name="Gradient_20_34"/>
      <style:paragraph-properties fo:text-align="center"/>
    </style:style>
    <style:style style:name="P7" style:family="paragraph">
      <loext:graphic-properties draw:fill="gradient" draw:fill-color="#dde8cb" draw:fill-gradient-name="Gradient_20_41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7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8.8cm" svg:height="6.3cm" svg:x="1.6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cm" svg:height="6.1cm" svg:x="11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cm" svg:height="6.1cm" svg:x="3cm" svg:y="1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cm" svg:height="6.1cm" svg:x="35.8cm" svg:y="1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4.5cm" svg:x="3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4.5cm" svg:x="35.8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cm" svg:height="2.1cm" svg:x="1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3cm" svg:height="2.7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3cm" svg:height="2.7cm" svg:x="40cm" svg:y="2.1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cm" svg:height="2.1cm" svg:x="40.3cm" svg:y="2.49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0cm" svg:height="6.1cm" svg:x="11cm" svg:y="1.7cm">
          <draw:image xlink:href="Pictures/1000000000000663000001F6E0053A266067A432.png" xlink:type="simple" xlink:show="embed" xlink:actuate="onLoad" draw:mime-type="image/png">
            <text:p/>
          </draw:image>
        </draw:frame>
        <draw:frame draw:style-name="gr9" draw:text-style-name="P8" draw:layer="layout" svg:width="1.937cm" svg:height="6.369cm" svg:x="22.175cm" svg:y="1.625cm">
          <draw:image xlink:href="Pictures/10000001000000D2000002B3273F46857778B865.png" xlink:type="simple" xlink:show="embed" xlink:actuate="onLoad" draw:mime-type="image/png">
            <text:p/>
          </draw:image>
        </draw:frame>
        <draw:frame draw:style-name="gr9" draw:text-style-name="P8" draw:layer="layout" svg:width="3.875cm" svg:height="4.093cm" svg:x="18.25cm" svg:y="4.1cm">
          <draw:image xlink:href="Pictures/10000001000001A6000001BE298C86721A0D312C.png" xlink:type="simple" xlink:show="embed" xlink:actuate="onLoad" draw:mime-type="image/png">
            <text:p/>
          </draw:image>
        </draw:frame>
        <draw:frame draw:style-name="gr9" draw:text-style-name="P8" draw:layer="layout" svg:width="6.05cm" svg:height="2.244cm" svg:x="24.95cm" svg:y="5.2cm">
          <draw:image xlink:href="Pictures/10000001000002DF00000111223FB88A08B9BAD5.png" xlink:type="simple" xlink:show="embed" xlink:actuate="onLoad" draw:mime-type="image/png">
            <text:p/>
          </draw:image>
        </draw:frame>
        <draw:frame draw:style-name="gr9" draw:text-style-name="P8" draw:layer="layout" svg:width="6.08cm" svg:height="2.257cm" svg:x="10.95cm" svg:y="2.1cm">
          <draw:image xlink:href="Pictures/10000001000002DF00000111A38F34DB927FAF44.png" xlink:type="simple" xlink:show="embed" xlink:actuate="onLoad" draw:mime-type="image/png">
            <text:p/>
          </draw:image>
        </draw:frame>
        <draw:frame draw:style-name="gr10" draw:text-style-name="P10" draw:layer="layout" svg:width="2.222cm" svg:height="1.905cm" svg:x="3.54cm" svg:y="3.54cm">
          <draw:text-box>
            <text:p text:style-name="P9"><text:span text:style-name="T1">Volume sensor inductor</text:span></text:p>
          </draw:text-box>
        </draw:frame>
        <draw:frame draw:style-name="gr10" draw:text-style-name="P10" draw:layer="layout" svg:width="2.222cm" svg:height="1.905cm" svg:x="36.242cm" svg:y="3.782cm">
          <draw:text-box>
            <text:p text:style-name="P9"><text:span text:style-name="T1">Pitch sensor inductor</text:span></text:p>
          </draw:text-box>
        </draw:frame>
        <draw:frame draw:style-name="gr9" draw:text-style-name="P8" draw:layer="layout" svg:width="2.54cm" svg:height="3.439cm" svg:x="8.45cm" svg:y="3.73cm">
          <draw:image xlink:href="Pictures/10000000000001D100000277202C7551D57066D1.png" xlink:type="simple" xlink:show="embed" xlink:actuate="onLoad" draw:mime-type="image/png">
            <text:p/>
          </draw:image>
        </draw:frame>
        <draw:frame draw:style-name="gr9" draw:text-style-name="P8" draw:layer="layout" svg:width="2.54cm" svg:height="3.439cm" draw:transform="rotate (-3.14159265358979) translate (33.565cm 5.392cm)">
          <draw:image xlink:href="Pictures/10000000000001D100000277202C7551D57066D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4" draw:display-name="Gradient 34" draw:style="linear" draw:start-color="#b4c7dc" draw:end-color="#ffffa6" draw:start-intensity="100%" draw:end-intensity="100%" draw:angle="90deg" draw:border="0%"/>
    <draw:gradient draw:name="Gradient_20_36" draw:display-name="Gradient 36" draw:style="linear" draw:start-color="#dddddd" draw:end-color="#ffffff" draw:start-intensity="100%" draw:end-intensity="100%" draw:angle="90deg" draw:border="0%"/>
    <draw:gradient draw:name="Gradient_20_38" draw:display-name="Gradient 38" draw:style="linear" draw:start-color="#cccccc" draw:end-color="#ffffff" draw:start-intensity="100%" draw:end-intensity="100%" draw:angle="90deg" draw:border="0%"/>
    <draw:gradient draw:name="Gradient_20_41" draw:display-name="Gradient 41" draw:style="linear" draw:start-color="#999999" draw:end-color="#dddddd" draw:start-intensity="100%" draw:end-intensity="100%" draw:angle="0deg" draw:border="0%"/>
    <draw:gradient draw:name="Gradient_20_42" draw:display-name="Gradient 42" draw:style="linear" draw:start-color="#127622" draw:end-color="#dddddd" draw:start-intensity="100%" draw:end-intensity="100%" draw:angle="0deg" draw:border="0%"/>
    <draw:gradient draw:name="Gradient_20_43" draw:display-name="Gradient 43" draw:style="linear" draw:start-color="#158466" draw:end-color="#dddddd" draw:start-intensity="100%" draw:end-intensity="100%" draw:angle="0deg" draw:border="0%"/>
    <draw:gradient draw:name="Gradient_20_44" draw:display-name="Gradient 44" draw:style="linear" draw:start-color="#158466" draw:end-color="#168253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30T15:58:22.118000000</meta:creation-date>
    <dc:date>2021-11-30T20:51:27.668000000</dc:date>
    <meta:editing-duration>PT19M59S</meta:editing-duration>
    <meta:editing-cycles>5</meta:editing-cycles>
    <meta:generator>LibreOffice/7.2.3.2$Windows_X86_64 LibreOffice_project/d166454616c1632304285822f9c83ce2e660fd92</meta:generator>
    <meta:document-statistic meta:object-count="20"/>
  </office:meta>
</office:document-meta>
</file>